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0.4563in"/>
    </style:style>
    <style:style style:name="co4" style:family="table-column">
      <style:table-column-properties fo:break-before="auto" style:column-width="0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378in" svg:height="5.5539in" svg:x="5.122in" svg:y="0.1264in">
            <draw:object draw:notify-on-update-of-ranges="Sheet1.B1:Sheet1.B1 Sheet1.B2:Sheet1.B63 Sheet1.C1:Sheet1.C1 Sheet1.C2:Sheet1.C63 Sheet1.B1:Sheet1.B1 Sheet1.B2:Sheet1.B63 Sheet1.D1:Sheet1.D1 Sheet1.D2:Sheet1.D63 Sheet1.B1:Sheet1.B1 Sheet1.B2:Sheet1.B63 Sheet1.E1:Sheet1.E1 Sheet1.E2:Sheet1.E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office:value-type="string">
            <text:p>Time, min</text:p>
          </table:table-cell>
          <table:table-cell office:value-type="string">
            <text:p>CPU %</text:p>
          </table:table-cell>
          <table:table-cell office:value-type="string">
            <text:p>Running</text:p>
          </table:table-cell>
          <table:table-cell office:value-type="string">
            <text:p>Stopped</text:p>
          </table:table-cell>
        </table:table-row>
        <table:table-row table:style-name="ro1">
          <table:table-cell table:style-name="ce1" office:value-type="string">
            <text:p><text:s/>2012-11-07 18:56:27.861665</text:p>
          </table:table-cell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8:57:34.210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8:58:43.93933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8:59:50.54628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0:57.17737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2:06.29099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3:14.39596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4:26.27237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5:33.159622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8:49.26204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09:58.2758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11:05.033666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14:17.724577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15:28.801150</text:p>
          </table:table-cell>
          <table:table-cell office:value-type="float" office:value="13">
            <text:p>13</text:p>
          </table:table-cell>
          <table:table-cell office:value-type="float" office:value="90.96">
            <text:p>90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16:35.959844</text:p>
          </table:table-cell>
          <table:table-cell office:value-type="float" office:value="14">
            <text:p>14</text:p>
          </table:table-cell>
          <table:table-cell office:value-type="float" office:value="90.96">
            <text:p>90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19:49.357770</text:p>
          </table:table-cell>
          <table:table-cell office:value-type="float" office:value="15">
            <text:p>15</text:p>
          </table:table-cell>
          <table:table-cell office:value-type="float" office:value="90.96">
            <text:p>90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0:55.89488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2:03.519159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5:11.41869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6:22.31144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7:36.175568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8:49.918171</text:p>
          </table:table-cell>
          <table:table-cell office:value-type="float" office:value="21">
            <text:p>21</text:p>
          </table:table-cell>
          <table:table-cell office:value-type="float" office:value="66.93">
            <text:p>66.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29:59.934674</text:p>
          </table:table-cell>
          <table:table-cell office:value-type="float" office:value="22">
            <text:p>22</text:p>
          </table:table-cell>
          <table:table-cell office:value-type="float" office:value="66.93">
            <text:p>66.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31:09.874555</text:p>
          </table:table-cell>
          <table:table-cell office:value-type="float" office:value="23">
            <text:p>23</text:p>
          </table:table-cell>
          <table:table-cell office:value-type="float" office:value="66.8">
            <text:p>66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32:16.561563</text:p>
          </table:table-cell>
          <table:table-cell office:value-type="float" office:value="24">
            <text:p>24</text:p>
          </table:table-cell>
          <table:table-cell office:value-type="float" office:value="66.8">
            <text:p>66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/>2012-11-07 19:33:26.250848</text:p>
          </table:table-cell>
          <table:table-cell office:value-type="float" office:value="25">
            <text:p>25</text:p>
          </table:table-cell>
          <table:table-cell office:value-type="float" office:value="72.83">
            <text:p>72.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7.08">
            <text:p>57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2.87">
            <text:p>52.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7.9">
            <text:p>47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3.22">
            <text:p>63.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80.11">
            <text:p>80.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0.96">
            <text:p>90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90.96">
            <text:p>90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90.96">
            <text:p>90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66.93">
            <text:p>66.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66.93">
            <text:p>66.9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6.8">
            <text:p>66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66.8">
            <text:p>66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72.83">
            <text:p>72.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57.08">
            <text:p>57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52.87">
            <text:p>52.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7.9">
            <text:p>47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3.22">
            <text:p>63.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7T20:21:36</dc:date>
    <meta:generator>LibreOffice/3.5$MacOSX_x86 LibreOffice_project/165a79a-7059095-e13bb37-fef39a4-9503d18</meta:generator>
    <meta:editing-duration>P0D</meta:editing-duration>
    <meta:editing-cycles>1</meta:editing-cycles>
    <meta:document-statistic meta:table-count="1" meta:cell-count="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interval-major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27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7cm" svg:height="14.108cm" xlink:href=".." xlink:type="simple" chart:class="chart:scatter" chart:style-name="ch1">
        <chart:legend chart:legend-position="bottom" svg:x="9.161cm" svg:y="13.325cm" style:legend-expansion="wide" chart:style-name="ch2"/>
        <chart:plot-area chart:style-name="ch3" table:cell-range-address="Sheet1.B1:Sheet1.E63" chart:data-source-has-labels="row" svg:x="1.508cm" svg:y="1.263cm" svg:width="22.422cm" svg:height="10.811cm">
          <chartooo:coordinate-region svg:x="2.354cm" svg:y="1.462cm" svg:width="21.126cm" svg:height="9.965cm"/>
          <chart:axis chart:dimension="x" chart:name="primary-x" chart:style-name="ch4">
            <chart:title svg:x="12.314cm" svg:y="12.356cm" chart:style-name="ch5">
              <text:p>Time</text:p>
            </chart:title>
          </chart:axis>
          <chart:axis chart:dimension="y" chart:name="primary-y" chart:style-name="ch6">
            <chart:title svg:x="0.451cm" svg:y="7.539cm" chart:style-name="ch7">
              <text:p>Percentage</text:p>
            </chart:title>
            <chart:grid chart:style-name="ch8" chart:class="major"/>
          </chart:axis>
          <chart:axis chart:dimension="y" chart:name="secondary-y" chart:style-name="ch9">
            <chart:title svg:x="24.987cm" svg:y="5.926cm" chart:style-name="ch10">
              <text:p>Instances</text:p>
            </chart:title>
          </chart:axis>
          <chart:series chart:attached-axis="primary-y" chart:style-name="ch11" chart:values-cell-range-address="Sheet1.C2:Sheet1.C63" chart:label-cell-address="Sheet1.C1:Sheet1.C1" chart:class="chart:scatter">
            <chart:domain table:cell-range-address="Sheet1.B2:Sheet1.B63"/>
            <chart:data-point chart:repeated="62"/>
          </chart:series>
          <chart:series chart:attached-axis="secondary-y" chart:style-name="ch12" chart:values-cell-range-address="Sheet1.D2:Sheet1.D63" chart:label-cell-address="Sheet1.D1:Sheet1.D1" chart:class="chart:scatter">
            <chart:data-point chart:repeated="62"/>
          </chart:series>
          <chart:series chart:attached-axis="secondary-y" chart:style-name="ch13" chart:values-cell-range-address="Sheet1.E2:Sheet1.E63" chart:label-cell-address="Sheet1.E1:Sheet1.E1" chart:class="chart:scatter">
            <chart:data-point chart:repeated="6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PU %</text:p>
                <draw:g>
                  <svg:desc>Sheet1.C1:Sheet1.C1</svg:desc>
                </draw:g>
              </table:table-cell>
              <table:table-cell office:value-type="string">
                <text:p>Running</text:p>
                <draw:g>
                  <svg:desc>Sheet1.D1:Sheet1.D1</svg:desc>
                </draw:g>
              </table:table-cell>
              <table:table-cell office:value-type="string">
                <text:p>Stopp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63</svg:desc>
                </draw:g>
              </table:table-cell>
              <table:table-cell office:value-type="float" office:value="0.56">
                <text:p>0.56</text:p>
                <draw:g>
                  <svg:desc>Sheet1.C2:Sheet1.C63</svg:desc>
                </draw:g>
              </table:table-cell>
              <table:table-cell office:value-type="float" office:value="1">
                <text:p>1</text:p>
                <draw:g>
                  <svg:desc>Sheet1.D2:Sheet1.D63</svg:desc>
                </draw:g>
              </table:table-cell>
              <table:table-cell office:value-type="float" office:value="0">
                <text:p>0</text:p>
                <draw:g>
                  <svg:desc>Sheet1.E2:Sheet1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0.96">
                <text:p>90.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0.96">
                <text:p>90.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0.96">
                <text:p>90.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6.93">
                <text:p>66.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6.93">
                <text:p>66.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.8">
                <text:p>66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6.8">
                <text:p>66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2.83">
                <text:p>72.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7.08">
                <text:p>57.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2.87">
                <text:p>52.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.9">
                <text:p>47.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3.22">
                <text:p>63.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0.11">
                <text:p>80.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0.96">
                <text:p>90.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0.96">
                <text:p>90.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0.96">
                <text:p>90.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.93">
                <text:p>66.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6.93">
                <text:p>66.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6.8">
                <text:p>66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6.8">
                <text:p>66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2.83">
                <text:p>72.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7.08">
                <text:p>57.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2.87">
                <text:p>52.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7.9">
                <text:p>47.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3.22">
                <text:p>63.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